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s://docs.google.com/document/d/1PepEPEPCqk3-Qk2T129938XQqcpQDTxb8GpJs8HQtL8/edit" office:target-frame-name="_top" xlink:show="replace"><text:span text:style-name="Hyperlink">https://docs.google.com/document/d/1PepEPEPCqk3-Qk2T129938XQqcpQDTxb8GpJs8HQtL8/edit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isy Rouse</meta:initial-creator>
    <dc:creator>Daisy Rouse</dc:creator>
    <meta:creation-date>2022-03-15T13:58:00Z</meta:creation-date>
    <dc:date>2022-03-15T13:59:00Z</dc:date>
    <meta:template xlink:href="Normal" xlink:type="simple"/>
    <meta:editing-cycles>1</meta:editing-cycles>
    <meta:editing-duration>PT60S</meta:editing-duration>
    <meta:document-statistic meta:page-count="1" meta:paragraph-count="1" meta:word-count="27" meta:character-count="186" meta:row-count="1" meta:non-whitespace-character-count="160"/>
  </office:meta>
</office:document-meta>
</file>